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8711" officeooo:paragraph-rsid="001087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stronomical Data</text:h>
      <text:p text:style-name="Text_20_body"><text:a xlink:type="simple" xlink:href="https://www.kaggle.com/datasets/devendrasingh22/astronomical-data?resource=download" text:style-name="Internet_20_link" text:visited-style-name="Visited_20_Internet_20_Link">https://www.kaggle.com/datasets/devendrasingh22/astronomical-data?resource=download</text:a></text:p>
      <text:p text:style-name="Text_20_body"/>
      <text:p text:style-name="P1">Research Questions</text:p>
      <text:p text:style-name="P1">1. Which spectral classes are the most common?</text:p>
      <text:p text:style-name="P1">2. Is there a correlation between star temperature and radius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4:13:25.143685980</meta:creation-date>
    <dc:date>2024-02-01T14:15:52.541707839</dc:date>
    <meta:editing-duration>PT2M29S</meta:editing-duration>
    <meta:editing-cycles>1</meta:editing-cycles>
    <meta:document-statistic meta:table-count="0" meta:image-count="0" meta:object-count="0" meta:page-count="1" meta:paragraph-count="5" meta:word-count="23" meta:character-count="226" meta:non-whitespace-character-count="208"/>
    <meta:generator>LibreOffice/24.2.0.3$Linux_X86_64 LibreOffice_project/da48488a73ddd66ea24cf16bbc4f7b9c08e9bea1</meta:generator>
  </office:meta>
</office:document-meta>
</file>